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6" style:family="paragraph"/>
    <style:style style:name="P3" style:parent-style-name="Standard" style:list-style-name="LFO6" style:family="paragraph"/>
    <style:style style:name="P4" style:parent-style-name="Standard" style:list-style-name="LFO6" style:family="paragraph"/>
    <style:style style:name="P5" style:parent-style-name="Standard" style:list-style-name="LFO6" style:family="paragraph"/>
    <style:style style:name="P6" style:parent-style-name="Standard" style:list-style-name="LFO6" style:family="paragraph"/>
    <style:style style:name="P7" style:parent-style-name="Standard" style:list-style-name="LFO5" style:family="paragraph"/>
    <style:style style:name="P8" style:parent-style-name="Standard" style:list-style-name="LFO5" style:family="paragraph"/>
    <style:style style:name="P9" style:parent-style-name="Standard" style:list-style-name="LFO5" style:family="paragraph"/>
    <style:style style:name="P10" style:parent-style-name="Standard" style:list-style-name="LFO5" style:family="paragraph"/>
    <style:style style:name="P11" style:parent-style-name="Standard" style:list-style-name="LFO5" style:family="paragraph"/>
    <style:style style:name="P12" style:parent-style-name="Standard" style:list-style-name="LFO4" style:family="paragraph"/>
    <style:style style:name="P13" style:parent-style-name="Standard" style:list-style-name="LFO4" style:family="paragraph"/>
    <style:style style:name="P14" style:parent-style-name="Standard" style:list-style-name="LFO4" style:family="paragraph"/>
    <style:style style:name="P15" style:parent-style-name="Standard" style:list-style-name="LFO4" style:family="paragraph"/>
    <style:style style:name="P16" style:parent-style-name="Standard" style:list-style-name="LFO4" style:family="paragraph"/>
  </office:automatic-styles>
  <office:body>
    <office:text text:use-soft-page-breaks="true">
      <text:p text:style-name="P1">Besides the standard tasks we have also implemented the following:</text:p>
      <text:list text:style-name="LFO6" text:continue-numbering="true">
        <text:list-item>
          <text:p text:style-name="P2">Support for triangle meshes, using ‘obj’ files to import scenes</text:p>
        </text:list-item>
        <text:list-item>
          <text:p text:style-name="P3">Texturing on all supported primitives, where the texture is a generic bitmap</text:p>
        </text:list-item>
        <text:list-item>
          <text:p text:style-name="P4">Anti-aliasing</text:p>
        </text:list-item>
        <text:list-item>
          <text:p text:style-name="P5">Added a sky<text:s/>dome</text:p>
        </text:list-item>
        <text:list-item>
          <text:p text:style-name="P6">Multithreaded everything</text:p>
        </text:list-item>
      </text:list>
      <text:p text:style-name="Standard"/>
      <text:p text:style-name="Standard">Controls:</text:p>
      <text:list text:style-name="LFO5" text:continue-numbering="true">
        <text:list-item>
          <text:p text:style-name="P7">W,A,S, and D to move the camera</text:p>
        </text:list-item>
        <text:list-item>
          <text:p text:style-name="P8">E and Q to move the camera up and down</text:p>
        </text:list-item>
        <text:list-item>
          <text:p text:style-name="P9">Left and Right keys to rotate the camera left and right</text:p>
        </text:list-item>
        <text:list-item>
          <text:p text:style-name="P10">Up and down keys to rotate the camera up and down</text:p>
        </text:list-item>
        <text:list-item>
          <text:p text:style-name="P11">left bracket([) and right bracket(]) to increase and decrease the FOV</text:p>
        </text:list-item>
      </text:list>
      <text:p text:style-name="Standard"/>
      <text:p text:style-name="Standard">Work division: 50-50</text:p>
      <text:p text:style-name="Standard"/>
      <text:p text:style-name="Standard">References:</text:p>
      <text:list text:style-name="LFO4" text:continue-numbering="true">
        <text:list-item>
          <text:p text:style-name="P12">Sphere and skybox texturing is adapted from<text:s/><text:a xlink:href="http://www.pauldebevec.com/Probes/" office:target-frame-name="_top" xlink:show="replace"><text:span text:style-name="Hyperlink">http://www.pauldebevec.com/Probes/</text:span></text:a></text:p>
        </text:list-item>
        <text:list-item>
          <text:p text:style-name="P13">Random point on hemisphere at given normal adapted<text:s/>from<text:s/><text:a xlink:href="https://www.gamedev.net/forums/topic/683176-finding-a-random-point-on-a-sphere-with-spread-and-direction/5315747/" office:target-frame-name="_top" xlink:show="replace"><text:span text:style-name="Hyperlink">https://www.gamedev.net/forums/topic/683176-finding-a-random-point-on-a-sphere-with-spread-and-direction/5315747/</text:span></text:a></text:p>
        </text:list-item>
        <text:list-item>
          <text:p text:style-name="P14">Triangle intersection method found on<text:s/><text:a xlink:href="https://en.wikipedia.org/wiki/Möller–Trumbore_intersection_algorithm" office:target-frame-name="_top" xlink:show="replace"><text:span text:style-name="Hyperlink">https://en.wikipedia.org/wiki/M%C3%B6ller%E2%80%93Trumbore_intersection_algorithm</text:span></text:a></text:p>
        </text:list-item>
        <text:list-item>
          <text:p text:style-name="P15">Triangle texturing from<text:s/><text:a xlink:href="https://computergraphics.stackexchange.com/questions/1866/how-to-map-square-texture-to-triangle" office:target-frame-name="_top" xlink:show="replace"><text:span text:style-name="Hyperlink">https://computergraphics.stackexchange.com/questions/1866/how-to-map-square-texture-to-triangle</text:span></text:a></text:p>
        </text:list-item>
        <text:list-item>
          <text:p text:style-name="P16">Efficient barycentric coordinates for triangle texturing from <text:s/>https://gamedev.stackexchange.com/questions/23743/whats-the-most-efficient-way-to-find-barycentric-coordinates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Gideon Ogilvie</dc:creator>
    <meta:creation-date>2017-10-20T23:40:00Z</meta:creation-date>
    <dc:date>2020-12-01T23:20:00Z</dc:date>
    <meta:template xlink:href="Normal.dotm" xlink:type="simple"/>
    <meta:editing-cycles>3</meta:editing-cycles>
    <meta:editing-duration>PT1020S</meta:editing-duration>
    <meta:document-statistic meta:page-count="1" meta:paragraph-count="3" meta:word-count="246" meta:character-count="1600" meta:row-count="11" meta:non-whitespace-character-count="1357"/>
  </office:meta>
</office:document-meta>
</file>